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7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3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margin-top="0cm" fo:margin-bottom="0cm" fo:text-align="center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font-style="italic" fo:text-shadow="1pt 1pt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margin-left="0.318cm" fo:margin-right="0cm" fo:margin-top="0cm" fo:margin-bottom="0cm" fo:text-align="center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text-shadow="none" style:font-size-asian="32pt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ffffff" style:font-name="Segoe UI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ffffff" style:font-name="Segoe UI" fo:font-size="26pt" fo:font-style="italic" fo:text-shadow="1pt 1pt" fo:font-weight="normal" style:font-name-asian="Segoe UI1" style:font-size-asian="26pt" style:font-style-asian="italic" style:font-weight-asian="normal" style:font-name-complex="Segoe UI1" style:font-size-complex="26pt" style:font-style-complex="italic" style:font-weight-complex="normal"/>
    </style:style>
    <style:style style:name="T7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00" style:font-name="Segoe UI Semibold" fo:font-size="32pt" fo:text-shadow="none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776cm">
          <draw:text-box>
            <text:p text:style-name="P1"><text:span text:style-name="T1">Old Testament</text:span></text:p>
            <text:p text:style-name="P1"><text:span text:style-name="T2">Zephaniah 1:7–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146cm" svg:height="6.263cm" svg:x="1.524cm" svg:y="1.016cm">
          <draw:text-box>
            <text:p text:style-name="P4"><text:span text:style-name="T3">7</text:span><text:span text:style-name="T4">Be silent before the Lord GOD!</text:span></text:p>
            <text:p text:style-name="P4"><text:span text:style-name="T4">For the day of the LORD is near;</text:span></text:p>
            <text:p text:style-name="P1"><text:span text:style-name="T4"><text:s/></text:span><text:span text:style-name="T4">the LORD has prepared a sacrifice</text:span></text:p>
            <text:p text:style-name="P4"><text:span text:style-name="T4"><text:s/></text:span><text:span text:style-name="T4">and consecrated his guests</text:span><text:span text:style-name="T5">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892cm" svg:height="4.76cm" svg:x="1.548cm" svg:y="0.9cm">
          <draw:text-box>
            <text:p text:style-name="P1"><text:span text:style-name="T3">8</text:span><text:span text:style-name="T4">And on the day of the LORD’s sacrifice-</text:span></text:p>
            <text:p text:style-name="P1"><text:span text:style-name="T4">“</text:span><text:span text:style-name="T4">I will punish the officials and the king’s sons</text:span></text:p>
            <text:p text:style-name="P1"><text:span text:style-name="T4">and all who array themselves in foreign atti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6" draw:layer="layout" svg:width="24.384cm" svg:height="6.263cm" svg:x="1.895cm" svg:y="0.993cm">
          <draw:text-box>
            <text:p text:style-name="P1"><text:span text:style-name="T3">9</text:span><text:span text:style-name="T4">On that day I will punish</text:span></text:p>
            <text:p text:style-name="P1"><text:span text:style-name="T7">everyone who leaps over the threshold,</text:span></text:p>
            <text:p text:style-name="P1"><text:span text:style-name="T7"><text:s/></text:span><text:span text:style-name="T7">and those who fill their master’s house</text:span></text:p>
            <text:p text:style-name="P1"><text:span text:style-name="T7">with violence and frau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7" draw:layer="layout" svg:width="24.638cm" svg:height="6.263cm" svg:x="1.524cm" svg:y="0.849cm">
          <draw:text-box>
            <text:p text:style-name="P1"><text:span text:style-name="T3">10</text:span><text:span text:style-name="T4">“On that day,” declares the LORD,</text:span></text:p>
            <text:p text:style-name="P1"><text:span text:style-name="T7">“</text:span><text:span text:style-name="T7">a cry will be heard from the Fish Gate,</text:span></text:p>
            <text:p text:style-name="P1"><text:span text:style-name="T7">a wail from the Second Quarter,</text:span></text:p>
            <text:p text:style-name="P1"><text:span text:style-name="T7">a loud crash from the hill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4" draw:text-style-name="P7" draw:layer="layout" svg:width="24.384cm" svg:height="4.76cm" svg:x="1.778cm" svg:y="0.828cm">
          <draw:text-box>
            <text:p text:style-name="P1"><text:span text:style-name="T3">11</text:span><text:span text:style-name="T4">Wail, O inhabitants of the Mortar!</text:span></text:p>
            <text:p text:style-name="P1"><text:span text:style-name="T7">For all the traders are no more;</text:span></text:p>
            <text:p text:style-name="P1"><text:span text:style-name="T7">all who weigh out silver are cut off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8" draw:layer="layout" svg:width="25.4cm" svg:height="6.604cm" svg:x="1.27cm" svg:y="0.762cm">
          <draw:text-box>
            <text:p text:style-name="P1"><text:span text:style-name="T3">12</text:span><text:span text:style-name="T4">At that time I will search Jerusalem with lamps,</text:span></text:p>
            <text:p text:style-name="P1"><text:span text:style-name="T7">and I will punish the men who are complacent,</text:span></text:p>
            <text:p text:style-name="P1"><text:span text:style-name="T7">those who say in their hearts,</text:span></text:p>
            <text:p text:style-name="P1"><text:span text:style-name="T7">‘</text:span><text:span text:style-name="T7">The LORD will not do good, nor will he do ill.’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6" draw:text-style-name="P9" draw:layer="layout" svg:width="23.876cm" svg:height="6.323cm" svg:x="2.032cm" svg:y="1.016cm">
          <draw:text-box>
            <text:p text:style-name="P1"><text:span text:style-name="T3">13</text:span><text:span text:style-name="T4">Their goods shall be plundered,</text:span></text:p>
            <text:p text:style-name="P1"><text:span text:style-name="T7">and their houses laid waste.</text:span></text:p>
            <text:p text:style-name="P1"><text:span text:style-name="T7">Though they build houses, </text:span></text:p>
            <text:p text:style-name="P1"><text:span text:style-name="T7">they shall not inhabit them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7" draw:text-style-name="P9" draw:layer="layout" svg:width="23.876cm" svg:height="3.783cm" svg:x="2.032cm" svg:y="0.789cm">
          <draw:text-box>
            <text:p text:style-name="P1"><text:span text:style-name="T7">though they plant vineyards,</text:span></text:p>
            <text:p text:style-name="P1"><text:span text:style-name="T7">they shall not drink wine from them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5" draw:text-style-name="P9" draw:layer="layout" svg:width="24.384cm" svg:height="6.604cm" svg:x="1.778cm" svg:y="1.016cm">
          <draw:text-box>
            <text:p text:style-name="P1"><text:span text:style-name="T3">14</text:span><text:span text:style-name="T4">The great day of the LORD is near,</text:span></text:p>
            <text:p text:style-name="P1"><text:span text:style-name="T7">near and hastening fast;</text:span></text:p>
            <text:p text:style-name="P1"><text:span text:style-name="T7">the sound of the day of the LORD is bitter;</text:span></text:p>
            <text:p text:style-name="P1"><text:span text:style-name="T7">the mighty man cries aloud t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8" draw:text-style-name="P9" draw:layer="layout" svg:width="24.638cm" svg:height="8.101cm" svg:x="1.524cm" svg:y="0.789cm">
          <draw:text-box>
            <text:p text:style-name="P1"><text:span text:style-name="T3">15</text:span><text:span text:style-name="T4">A day of wrath is that day,</text:span></text:p>
            <text:p text:style-name="P1"><text:span text:style-name="T7">a day of distress and anguish,</text:span></text:p>
            <text:p text:style-name="P1"><text:span text:style-name="T7">a day of ruin and devastation,</text:span></text:p>
            <text:p text:style-name="P1"><text:span text:style-name="T7">a day of darkness and gloom,</text:span></text:p>
            <text:p text:style-name="P1"><text:span text:style-name="T7">a day of clouds and thick darknes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9" draw:text-style-name="P9" draw:layer="layout" svg:width="24.638cm" svg:height="5.588cm" svg:x="1.778cm" svg:y="0.762cm">
          <draw:text-box>
            <text:p text:style-name="P1"><text:span text:style-name="T3">16</text:span><text:span text:style-name="T4">a day of trumpet blast and battle cry</text:span></text:p>
            <text:p text:style-name="P1"><text:span text:style-name="T7">against the fortified cities</text:span></text:p>
            <text:p text:style-name="P1"><text:span text:style-name="T7">and against the lofty battlemen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3:04:25.377000000</meta:creation-date>
    <dc:title>Hymn template</dc:title>
    <meta:editing-duration>PT4M35S</meta:editing-duration>
    <meta:editing-cycles>6</meta:editing-cycles>
    <meta:generator>LibreOffice/5.4.2.2$Windows_X86_64 LibreOffice_project/22b09f6418e8c2d508a9eaf86b2399209b0990f4</meta:generator>
    <meta:initial-creator>Arthur Hoch</meta:initial-creator>
    <dc:date>2017-11-16T19:39:25.624000000</dc:date>
    <meta:document-statistic meta:object-count="57"/>
    <meta:template xlink:type="simple" xlink:actuate="onRequest" xlink:title="Hymn template" xlink:href="../../AppData/Roaming/LibreOffice/4/user/template/Worship%20Templsates/Hymn%20template.otp" meta:date="2014-11-15T13:04:23.333000000"/>
  </office:meta>
</office:document-meta>
</file>